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F" style:font-name-asian="F" style:font-name-complex="F"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F" style:font-name-asian="F" style:font-name-complex="F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" style:font-name-asian="F" style:font-name-complex="F"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F" style:font-name-asian="F" style:font-name-complex="F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F" style:font-name-asian="F" style:font-name-complex="F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" style:font-name-asian="F" style:font-name-complex="F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159375cm" style:use-optimal-column-width="true"/>
    </style:style>
    <style:style style:name="co3" style:family="table-column">
      <style:table-column-properties fo:break-before="auto" style:column-width="5.97958333333333cm" style:use-optimal-column-width="true"/>
    </style:style>
    <style:style style:name="co4" style:family="table-column">
      <style:table-column-properties fo:break-before="auto" style:column-width="5.68854166666667cm" style:use-optimal-column-width="true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35479166666667cm" style:use-optimal-column-width="true"/>
    </style:style>
    <style:style style:name="co7" style:family="table-column">
      <style:table-column-properties fo:break-before="auto" style:column-width="3.33375cm" style:use-optimal-column-width="true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5.60916666666667cm" style:use-optimal-column-width="true"/>
    </style:style>
    <style:style style:name="co10" style:family="table-column">
      <style:table-column-properties fo:break-before="auto" style:column-width="5.60916666666667cm"/>
    </style:style>
    <style:style style:name="co11" style:family="table-column">
      <style:table-column-properties fo:break-before="auto" style:column-width="5.476875cm" style:use-optimal-column-width="true"/>
    </style:style>
    <style:style style:name="co12" style:family="table-column">
      <style:table-column-properties fo:break-before="auto" style:column-width="5.08cm" style:use-optimal-column-width="true"/>
    </style:style>
    <style:style style:name="co13" style:family="table-column">
      <style:table-column-properties fo:break-before="auto" style:column-width="5.90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5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Threads</text:p>
          </table:table-cell>
          <table:table-cell office:value-type="string" table:style-name="ce7">
            <text:p>Tempo1 (s)</text:p>
          </table:table-cell>
          <table:table-cell office:value-type="string" table:style-name="ce7">
            <text:p>Tempo2 (s)</text:p>
          </table:table-cell>
          <table:table-cell office:value-type="string" table:style-name="ce7">
            <text:p>Tempo3 (s)</text:p>
          </table:table-cell>
          <table:table-cell office:value-type="string" table:style-name="ce7">
            <text:p>Tempo4 (s)</text:p>
          </table:table-cell>
          <table:table-cell office:value-type="string" table:style-name="ce7">
            <text:p>Tempo5 (s)</text:p>
          </table:table-cell>
          <table:table-cell office:value-type="string" table:style-name="ce7">
            <text:p>TempoMedio (s)</text:p>
          </table:table-cell>
          <table:table-cell office:value-type="string" table:style-name="ce5">
            <text:p>Coeficiente de Variação (%)</text:p>
          </table:table-cell>
          <table:table-cell table:style-name="ce1"/>
          <table:table-cell office:value-type="string" table:style-name="ce4">
            <text:p>Desvio Padrão</text:p>
          </table:table-cell>
          <table:table-cell table:number-columns-repeated="5" table:style-name="ce1"/>
          <table:table-cell table:style-name="ce4"/>
          <table:table-cell table:number-columns-repeated="16367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2.9089999999999998" table:style-name="ce7">
            <text:p>2,909</text:p>
          </table:table-cell>
          <table:table-cell office:value-type="float" office:value="3.2330000000000001" table:style-name="ce7">
            <text:p>3,233</text:p>
          </table:table-cell>
          <table:table-cell office:value-type="float" office:value="3.121" table:style-name="ce7">
            <text:p>3,121</text:p>
          </table:table-cell>
          <table:table-cell office:value-type="float" office:value="2.948" table:style-name="ce7">
            <text:p>2,948</text:p>
          </table:table-cell>
          <table:table-cell office:value-type="float" office:value="3.0470000000000002" table:style-name="ce7">
            <text:p>3,047</text:p>
          </table:table-cell>
          <table:table-cell office:value-type="float" office:value="3.0516000000000001" table:style-name="ce7">
            <text:p>3,0516</text:p>
          </table:table-cell>
          <table:table-cell office:value-type="float" office:value="3.8443000000000001" table:style-name="ce6">
            <text:p>3,8443</text:p>
          </table:table-cell>
          <table:table-cell table:style-name="ce1"/>
          <table:table-cell office:value-type="float" office:value="0.31817628162777345" table:formula="of:=STDEVA([.C3:.I3])" table:style-name="ce4">
            <text:p>0,318176282</text:p>
          </table:table-cell>
          <table:table-cell table:number-columns-repeated="5" table:style-name="ce1"/>
          <table:table-cell table:style-name="ce4"/>
          <table:table-cell table:number-columns-repeated="16367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float" office:value="3.1850000000000001" table:style-name="ce7">
            <text:p>3,185</text:p>
          </table:table-cell>
          <table:table-cell office:value-type="float" office:value="3.2109999999999999" table:style-name="ce7">
            <text:p>3,211</text:p>
          </table:table-cell>
          <table:table-cell office:value-type="float" office:value="3.06" table:style-name="ce7">
            <text:p>3,06</text:p>
          </table:table-cell>
          <table:table-cell office:value-type="float" office:value="3.2160000000000002" table:style-name="ce7">
            <text:p>3,216</text:p>
          </table:table-cell>
          <table:table-cell office:value-type="float" office:value="2.9529999999999998" table:style-name="ce7">
            <text:p>2,953</text:p>
          </table:table-cell>
          <table:table-cell office:value-type="float" office:value="3.125" table:style-name="ce7">
            <text:p>3,125</text:p>
          </table:table-cell>
          <table:table-cell office:value-type="float" office:value="3.2972000000000001" table:style-name="ce6">
            <text:p>3,2972</text:p>
          </table:table-cell>
          <table:table-cell table:style-name="ce1"/>
          <table:table-cell office:value-type="float" office:value="0.1143843812181833" table:formula="of:=STDEVA([.C4:.I4])" table:style-name="ce4">
            <text:p>0,114384381</text:p>
          </table:table-cell>
          <table:table-cell table:number-columns-repeated="5" table:style-name="ce1"/>
          <table:table-cell table:style-name="ce4"/>
          <table:table-cell table:number-columns-repeated="16367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float" office:value="3.2669999999999999" table:style-name="ce7">
            <text:p>3,267</text:p>
          </table:table-cell>
          <table:table-cell office:value-type="float" office:value="3.004" table:style-name="ce7">
            <text:p>3,004</text:p>
          </table:table-cell>
          <table:table-cell office:value-type="float" office:value="3.101" table:style-name="ce7">
            <text:p>3,101</text:p>
          </table:table-cell>
          <table:table-cell office:value-type="float" office:value="2.891" table:style-name="ce7">
            <text:p>2,891</text:p>
          </table:table-cell>
          <table:table-cell office:value-type="float" office:value="3.0590000000000002" table:style-name="ce7">
            <text:p>3,059</text:p>
          </table:table-cell>
          <table:table-cell office:value-type="float" office:value="3.0644" table:style-name="ce7">
            <text:p>3,0644</text:p>
          </table:table-cell>
          <table:table-cell office:value-type="float" office:value="4.0266999999999999" table:style-name="ce6">
            <text:p>4,0267</text:p>
          </table:table-cell>
          <table:table-cell table:style-name="ce1"/>
          <table:table-cell office:value-type="float" office:value="0.38075883318397125" table:formula="of:=STDEVA([.C5:.I5])" table:style-name="ce4">
            <text:p>0,380758833</text:p>
          </table:table-cell>
          <table:table-cell table:number-columns-repeated="5" table:style-name="ce1"/>
          <table:table-cell table:style-name="ce4"/>
          <table:table-cell table:number-columns-repeated="16367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float" office:value="3.1739999999999999" table:style-name="ce7">
            <text:p>3,174</text:p>
          </table:table-cell>
          <table:table-cell office:value-type="float" office:value="2.9830000000000001" table:style-name="ce7">
            <text:p>2,983</text:p>
          </table:table-cell>
          <table:table-cell office:value-type="float" office:value="2.9929999999999999" table:style-name="ce7">
            <text:p>2,993</text:p>
          </table:table-cell>
          <table:table-cell office:value-type="float" office:value="3.141" table:style-name="ce7">
            <text:p>3,141</text:p>
          </table:table-cell>
          <table:table-cell office:value-type="float" office:value="2.996" table:style-name="ce7">
            <text:p>2,996</text:p>
          </table:table-cell>
          <table:table-cell office:value-type="float" office:value="3.0573999999999999" table:style-name="ce7">
            <text:p>3,0574</text:p>
          </table:table-cell>
          <table:table-cell office:value-type="float" office:value="2.6985999999999999" table:style-name="ce6">
            <text:p>2,6986</text:p>
          </table:table-cell>
          <table:table-cell table:style-name="ce1"/>
          <table:table-cell office:value-type="float" office:value="0.15512552827890558" table:formula="of:=STDEVA([.C6:.I6])" table:style-name="ce4">
            <text:p>0,155125528</text:p>
          </table:table-cell>
          <table:table-cell table:number-columns-repeated="5" table:style-name="ce1"/>
          <table:table-cell table:style-name="ce4"/>
          <table:table-cell table:number-columns-repeated="16367"/>
        </table:table-row>
        <table:table-row table:style-name="ro2">
          <table:table-cell/>
          <table:table-cell office:value-type="float" office:value="16" table:style-name="ce3">
            <text:p>16</text:p>
          </table:table-cell>
          <table:table-cell office:value-type="float" office:value="2.92" table:style-name="ce7">
            <text:p>2,92</text:p>
          </table:table-cell>
          <table:table-cell office:value-type="float" office:value="3.052" table:style-name="ce7">
            <text:p>3,052</text:p>
          </table:table-cell>
          <table:table-cell office:value-type="float" office:value="3.06" table:style-name="ce7">
            <text:p>3,06</text:p>
          </table:table-cell>
          <table:table-cell office:value-type="float" office:value="3.1680000000000001" table:style-name="ce7">
            <text:p>3,168</text:p>
          </table:table-cell>
          <table:table-cell office:value-type="float" office:value="3.0910000000000002" table:style-name="ce7">
            <text:p>3,091</text:p>
          </table:table-cell>
          <table:table-cell office:value-type="float" office:value="3.0581999999999998" table:style-name="ce7">
            <text:p>3,0582</text:p>
          </table:table-cell>
          <table:table-cell office:value-type="float" office:value="2.6269999999999998" table:style-name="ce6">
            <text:p>2,627</text:p>
          </table:table-cell>
          <table:table-cell table:style-name="ce1"/>
          <table:table-cell office:value-type="float" office:value="0.1787196687552885" table:formula="of:=STDEVA([.C7:.I7])" table:style-name="ce4">
            <text:p>0,178719669</text:p>
          </table:table-cell>
          <table:table-cell table:number-columns-repeated="5" table:style-name="ce1"/>
          <table:table-cell table:style-name="ce4"/>
          <table:table-cell table:number-columns-repeated="16367"/>
        </table:table-row>
        <table:table-row table:style-name="ro2">
          <table:table-cell/>
          <table:table-cell office:value-type="float" office:value="32" table:style-name="ce3">
            <text:p>32</text:p>
          </table:table-cell>
          <table:table-cell office:value-type="float" office:value="2.9729999999999999" table:style-name="ce7">
            <text:p>2,973</text:p>
          </table:table-cell>
          <table:table-cell office:value-type="float" office:value="3.0590000000000002" table:style-name="ce7">
            <text:p>3,059</text:p>
          </table:table-cell>
          <table:table-cell office:value-type="float" office:value="3.0790000000000002" table:style-name="ce7">
            <text:p>3,079</text:p>
          </table:table-cell>
          <table:table-cell office:value-type="float" office:value="2.86" table:style-name="ce7">
            <text:p>2,86</text:p>
          </table:table-cell>
          <table:table-cell office:value-type="float" office:value="3.0680000000000001" table:style-name="ce7">
            <text:p>3,068</text:p>
          </table:table-cell>
          <table:table-cell office:value-type="float" office:value="3.0078" table:style-name="ce7">
            <text:p>3,0078</text:p>
          </table:table-cell>
          <table:table-cell office:value-type="float" office:value="2.7565" table:style-name="ce6">
            <text:p>2,7565</text:p>
          </table:table-cell>
          <table:table-cell table:style-name="ce1"/>
          <table:table-cell office:value-type="float" office:value="0.12145014066137053" table:formula="of:=STDEVA([.C8:.I8])" table:style-name="ce4">
            <text:p>0,121450141</text:p>
          </table:table-cell>
          <table:table-cell table:number-columns-repeated="5" table:style-name="ce1"/>
          <table:table-cell table:style-name="ce4"/>
          <table:table-cell table:number-columns-repeated="16367"/>
        </table:table-row>
        <table:table-row table:style-name="ro2">
          <table:table-cell/>
          <table:table-cell table:style-name="ce1"/>
          <table:table-cell office:value-type="string" table:style-name="ce7">
            <text:p>Tempo 1 Normalizado (s)</text:p>
          </table:table-cell>
          <table:table-cell office:value-type="string" table:style-name="ce7">
            <text:p>Tempo 2 Normalizado (s)</text:p>
          </table:table-cell>
          <table:table-cell office:value-type="string" table:style-name="ce7">
            <text:p>Tempo 3 Normalizado (s)</text:p>
          </table:table-cell>
          <table:table-cell office:value-type="string" table:style-name="ce7">
            <text:p>Tempo 4 Normalizado (s)</text:p>
          </table:table-cell>
          <table:table-cell office:value-type="string" table:style-name="ce7">
            <text:p>Tempo 5 Normalizado (s)</text:p>
          </table:table-cell>
          <table:table-cell office:value-type="string" table:style-name="ce7">
            <text:p>TempoMedio Normalizado (s)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" table:formula="of:=[.C3]/[.C3]" table:style-name="ce7">
            <text:p>1</text:p>
          </table:table-cell>
          <table:table-cell office:value-type="float" office:value="1" table:formula="of:=[.D3]/[.D3]" table:style-name="ce7">
            <text:p>1</text:p>
          </table:table-cell>
          <table:table-cell office:value-type="float" office:value="1" table:formula="of:=[.E3]/[.$E$3]" table:style-name="ce7">
            <text:p>1</text:p>
          </table:table-cell>
          <table:table-cell office:value-type="float" office:value="1" table:formula="of:=[.F3]/[.$F$3]" table:style-name="ce7">
            <text:p>1</text:p>
          </table:table-cell>
          <table:table-cell office:value-type="float" office:value="1" table:formula="of:=[.G3]/[.$G$3]" table:style-name="ce7">
            <text:p>1</text:p>
          </table:table-cell>
          <table:table-cell office:value-type="float" office:value="1" table:formula="of:=AVERAGE([.C10];[.D10];[.E10];[.F10];[.G10])" table:style-name="ce7">
            <text:p>1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.0948779649364044" table:formula="of:=[.C4]/[.C3]" table:style-name="ce7">
            <text:p>1,094877965</text:p>
          </table:table-cell>
          <table:table-cell office:value-type="float" office:value="0.99319517476028452" table:formula="of:=[.D4]/[.$D$3]" table:style-name="ce7">
            <text:p>0,993195175</text:p>
          </table:table-cell>
          <table:table-cell office:value-type="float" office:value="0.98045498237744311" table:formula="of:=[.E4]/[.$E$3]" table:style-name="ce7">
            <text:p>0,980454982</text:p>
          </table:table-cell>
          <table:table-cell office:value-type="float" office:value="1.0909090909090911" table:formula="of:=[.F4]/[.$F$3]" table:style-name="ce7">
            <text:p>1,090909091</text:p>
          </table:table-cell>
          <table:table-cell office:value-type="float" office:value="0.96914998359041671" table:formula="of:=[.G4]/[.$G$3]" table:style-name="ce7">
            <text:p>0,969149984</text:p>
          </table:table-cell>
          <table:table-cell office:value-type="float" office:value="1.0257174393147279" table:formula="of:=AVERAGE([.C11];[.D11];[.E11];[.F11];[.G11])" table:style-name="ce7">
            <text:p>1,025717439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.123066345823307" table:formula="of:=[.C5]/[.C3]" table:style-name="ce7">
            <text:p>1,123066346</text:p>
          </table:table-cell>
          <table:table-cell office:value-type="float" office:value="0.92916795545932562" table:formula="of:=[.D5]/[.$D$3]" table:style-name="ce7">
            <text:p>0,929167955</text:p>
          </table:table-cell>
          <table:table-cell office:value-type="float" office:value="0.99359179750080107" table:formula="of:=[.E5]/[.$E$3]" table:style-name="ce7">
            <text:p>0,993591798</text:p>
          </table:table-cell>
          <table:table-cell office:value-type="float" office:value="0.98066485753052923" table:formula="of:=[.F5]/[.$F$3]" table:style-name="ce7">
            <text:p>0,980664858</text:p>
          </table:table-cell>
          <table:table-cell office:value-type="float" office:value="1.0039382999671809" table:formula="of:=[.G5]/[.$G$3]" table:style-name="ce7">
            <text:p>1,0039383</text:p>
          </table:table-cell>
          <table:table-cell office:value-type="float" office:value="1.0060858512562287" table:formula="of:=AVERAGE([.C12];[.D12];[.E12];[.F12];[.G12])" table:style-name="ce7">
            <text:p>1,006085851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.091096596768649" table:formula="of:=[.C6]/[.C3]" table:style-name="ce7">
            <text:p>1,091096597</text:p>
          </table:table-cell>
          <table:table-cell office:value-type="float" office:value="0.92267244045777919" table:formula="of:=[.D6]/[.$D$3]" table:style-name="ce7">
            <text:p>0,92267244</text:p>
          </table:table-cell>
          <table:table-cell office:value-type="float" office:value="0.95898750400512656" table:formula="of:=[.E6]/[.$E$3]" table:style-name="ce7">
            <text:p>0,958987504</text:p>
          </table:table-cell>
          <table:table-cell office:value-type="float" office:value="1.0654681139755766" table:formula="of:=[.F6]/[.$F$3]" table:style-name="ce7">
            <text:p>1,065468114</text:p>
          </table:table-cell>
          <table:table-cell office:value-type="float" office:value="0.98326222513948136" table:formula="of:=[.G6]/[.$G$3]" table:style-name="ce7">
            <text:p>0,983262225</text:p>
          </table:table-cell>
          <table:table-cell office:value-type="float" office:value="1.0042973760693223" table:formula="of:=AVERAGE([.C13];[.D13];[.E13];[.F13];[.G13])" table:style-name="ce7">
            <text:p>1,004297376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.0037813681677552" table:formula="of:=[.C7]/[.C3]" table:style-name="ce7">
            <text:p>1,003781368</text:p>
          </table:table-cell>
          <table:table-cell office:value-type="float" office:value="0.94401484689143211" table:formula="of:=[.D7]/[.$D$3]" table:style-name="ce7">
            <text:p>0,944014847</text:p>
          </table:table-cell>
          <table:table-cell office:value-type="float" office:value="0.98045498237744311" table:formula="of:=[.E7]/[.$E$3]" table:style-name="ce7">
            <text:p>0,980454982</text:p>
          </table:table-cell>
          <table:table-cell office:value-type="float" office:value="1.0746268656716418" table:formula="of:=[.F7]/[.$F$3]" table:style-name="ce7">
            <text:p>1,074626866</text:p>
          </table:table-cell>
          <table:table-cell office:value-type="float" office:value="1.0144404332129964" table:formula="of:=[.G7]/[.$G$3]" table:style-name="ce7">
            <text:p>1,014440433</text:p>
          </table:table-cell>
          <table:table-cell office:value-type="float" office:value="1.0034636992642536" table:formula="of:=AVERAGE([.C14];[.D14];[.E14];[.F14];[.G14])" table:style-name="ce7">
            <text:p>1,003463699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.0220006875214851" table:formula="of:=[.C8]/[.C3]" table:style-name="ce7">
            <text:p>1,022000688</text:p>
          </table:table-cell>
          <table:table-cell office:value-type="float" office:value="0.94618001855861433" table:formula="of:=[.D8]/[.$D$3]" table:style-name="ce7">
            <text:p>0,946180019</text:p>
          </table:table-cell>
          <table:table-cell office:value-type="float" office:value="0.98654277475168217" table:formula="of:=[.E8]/[.$E$3]" table:style-name="ce7">
            <text:p>0,986542775</text:p>
          </table:table-cell>
          <table:table-cell office:value-type="float" office:value="0.97014925373134331" table:formula="of:=[.F8]/[.$F$3]" table:style-name="ce7">
            <text:p>0,970149254</text:p>
          </table:table-cell>
          <table:table-cell office:value-type="float" office:value="1.0068920249425664" table:formula="of:=[.G8]/[.$G$3]" table:style-name="ce7">
            <text:p>1,006892025</text:p>
          </table:table-cell>
          <table:table-cell office:value-type="float" office:value="0.98635295190113825" table:formula="of:=AVERAGE([.C15];[.D15];[.E15];[.F15];[.G15])" table:style-name="ce7">
            <text:p>0,986352952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Threads</text:p>
          </table:table-cell>
          <table:table-cell office:value-type="string" table:style-name="ce7">
            <text:p>Tempo1 (s)</text:p>
          </table:table-cell>
          <table:table-cell office:value-type="string" table:style-name="ce7">
            <text:p>Tempo2 (s)</text:p>
          </table:table-cell>
          <table:table-cell office:value-type="string" table:style-name="ce7">
            <text:p>Tempo3 (s)</text:p>
          </table:table-cell>
          <table:table-cell office:value-type="string" table:style-name="ce7">
            <text:p>Tempo4 (s)</text:p>
          </table:table-cell>
          <table:table-cell office:value-type="string" table:style-name="ce7">
            <text:p>Tempo5 (s)</text:p>
          </table:table-cell>
          <table:table-cell office:value-type="string" table:style-name="ce7">
            <text:p>TempoMedio (s)</text:p>
          </table:table-cell>
          <table:table-cell office:value-type="string" table:style-name="ce5">
            <text:p>Coeficiente de variação (%)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2.903" table:style-name="ce7">
            <text:p>2,903</text:p>
          </table:table-cell>
          <table:table-cell office:value-type="float" office:value="2.7970000000000002" table:style-name="ce7">
            <text:p>2,797</text:p>
          </table:table-cell>
          <table:table-cell office:value-type="float" office:value="2.8140000000000001" table:style-name="ce7">
            <text:p>2,814</text:p>
          </table:table-cell>
          <table:table-cell office:value-type="float" office:value="2.8340000000000001" table:style-name="ce7">
            <text:p>2,834</text:p>
          </table:table-cell>
          <table:table-cell office:value-type="float" office:value="2.8780000000000001" table:style-name="ce7">
            <text:p>2,878</text:p>
          </table:table-cell>
          <table:table-cell office:value-type="float" office:value="2.8452000000000002" table:style-name="ce7">
            <text:p>2,8452</text:p>
          </table:table-cell>
          <table:table-cell office:value-type="float" office:value="1.3915999999999999" table:style-name="ce6">
            <text:p>1,391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float" office:value="1.6990000000000001" table:style-name="ce7">
            <text:p>1,699</text:p>
          </table:table-cell>
          <table:table-cell office:value-type="float" office:value="1.522" table:style-name="ce7">
            <text:p>1,522</text:p>
          </table:table-cell>
          <table:table-cell office:value-type="float" office:value="1.6020000000000001" table:style-name="ce7">
            <text:p>1,602</text:p>
          </table:table-cell>
          <table:table-cell office:value-type="float" office:value="1.552" table:style-name="ce7">
            <text:p>1,552</text:p>
          </table:table-cell>
          <table:table-cell office:value-type="float" office:value="1.651" table:style-name="ce7">
            <text:p>1,651</text:p>
          </table:table-cell>
          <table:table-cell office:value-type="float" office:value="1.6052" table:style-name="ce7">
            <text:p>1,6052</text:p>
          </table:table-cell>
          <table:table-cell office:value-type="float" office:value="4.0044000000000004" table:style-name="ce6">
            <text:p>4,004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float" office:value="1.5" table:style-name="ce7">
            <text:p>1,5</text:p>
          </table:table-cell>
          <table:table-cell office:value-type="float" office:value="1.464" table:style-name="ce7">
            <text:p>1,464</text:p>
          </table:table-cell>
          <table:table-cell office:value-type="float" office:value="1.575" table:style-name="ce7">
            <text:p>1,575</text:p>
          </table:table-cell>
          <table:table-cell office:value-type="float" office:value="1.524" table:style-name="ce7">
            <text:p>1,524</text:p>
          </table:table-cell>
          <table:table-cell office:value-type="float" office:value="1.516" table:style-name="ce7">
            <text:p>1,516</text:p>
          </table:table-cell>
          <table:table-cell office:value-type="float" office:value="1.5158" table:style-name="ce7">
            <text:p>1,5158</text:p>
          </table:table-cell>
          <table:table-cell office:value-type="float" office:value="2.3795000000000002" table:style-name="ce6">
            <text:p>2,379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float" office:value="1.538" table:style-name="ce7">
            <text:p>1,538</text:p>
          </table:table-cell>
          <table:table-cell office:value-type="float" office:value="1.4239999999999999" table:style-name="ce7">
            <text:p>1,424</text:p>
          </table:table-cell>
          <table:table-cell office:value-type="float" office:value="1.629" table:style-name="ce7">
            <text:p>1,629</text:p>
          </table:table-cell>
          <table:table-cell office:value-type="float" office:value="1.5569999999999999" table:style-name="ce7">
            <text:p>1,557</text:p>
          </table:table-cell>
          <table:table-cell office:value-type="float" office:value="1.51" table:style-name="ce7">
            <text:p>1,51</text:p>
          </table:table-cell>
          <table:table-cell office:value-type="float" office:value="1.5316000000000001" table:style-name="ce7">
            <text:p>1,5316</text:p>
          </table:table-cell>
          <table:table-cell office:value-type="float" office:value="4.3521999999999998" table:style-name="ce6">
            <text:p>4,352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6" table:style-name="ce3">
            <text:p>16</text:p>
          </table:table-cell>
          <table:table-cell office:value-type="float" office:value="1.548" table:style-name="ce7">
            <text:p>1,548</text:p>
          </table:table-cell>
          <table:table-cell office:value-type="float" office:value="1.5009999999999999" table:style-name="ce7">
            <text:p>1,501</text:p>
          </table:table-cell>
          <table:table-cell office:value-type="float" office:value="1.61" table:style-name="ce7">
            <text:p>1,61</text:p>
          </table:table-cell>
          <table:table-cell office:value-type="float" office:value="1.486" table:style-name="ce7">
            <text:p>1,486</text:p>
          </table:table-cell>
          <table:table-cell office:value-type="float" office:value="1.552" table:style-name="ce7">
            <text:p>1,552</text:p>
          </table:table-cell>
          <table:table-cell office:value-type="float" office:value="1.5394000000000001" table:style-name="ce7">
            <text:p>1,5394</text:p>
          </table:table-cell>
          <table:table-cell office:value-type="float" office:value="2.8378999999999999" table:style-name="ce6">
            <text:p>2,837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2" table:style-name="ce3">
            <text:p>32</text:p>
          </table:table-cell>
          <table:table-cell office:value-type="float" office:value="1.5429999999999999" table:style-name="ce7">
            <text:p>1,543</text:p>
          </table:table-cell>
          <table:table-cell office:value-type="float" office:value="1.4670000000000001" table:style-name="ce7">
            <text:p>1,467</text:p>
          </table:table-cell>
          <table:table-cell office:value-type="float" office:value="1.43" table:style-name="ce7">
            <text:p>1,43</text:p>
          </table:table-cell>
          <table:table-cell office:value-type="float" office:value="1.482" table:style-name="ce7">
            <text:p>1,482</text:p>
          </table:table-cell>
          <table:table-cell office:value-type="float" office:value="1.484" table:style-name="ce7">
            <text:p>1,484</text:p>
          </table:table-cell>
          <table:table-cell office:value-type="float" office:value="1.4812000000000001" table:style-name="ce7">
            <text:p>1,4812</text:p>
          </table:table-cell>
          <table:table-cell office:value-type="float" office:value="2.4622000000000002" table:style-name="ce6">
            <text:p>2,4622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7">
            <text:p>Tempo 1 Normalizado (s)</text:p>
          </table:table-cell>
          <table:table-cell office:value-type="string" table:style-name="ce7">
            <text:p>Tempo 2 Normalizado (s)</text:p>
          </table:table-cell>
          <table:table-cell office:value-type="string" table:style-name="ce7">
            <text:p>Tempo 3 Normalizado (s)</text:p>
          </table:table-cell>
          <table:table-cell office:value-type="string" table:style-name="ce7">
            <text:p>Tempo 4 Normalizado (s)</text:p>
          </table:table-cell>
          <table:table-cell office:value-type="string" table:style-name="ce7">
            <text:p>Tempo 5 Normalizado (s)</text:p>
          </table:table-cell>
          <table:table-cell office:value-type="string" table:style-name="ce7">
            <text:p>TempoMedio Normalizado (s)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" table:formula="of:=[.C18]/[.$C$18]" table:style-name="ce7">
            <text:p>1</text:p>
          </table:table-cell>
          <table:table-cell office:value-type="float" office:value="1" table:formula="of:=[.D18]/[.$D$18]" table:style-name="ce7">
            <text:p>1</text:p>
          </table:table-cell>
          <table:table-cell office:value-type="float" office:value="1" table:formula="of:=[.E18]/[.$E$18]" table:style-name="ce7">
            <text:p>1</text:p>
          </table:table-cell>
          <table:table-cell office:value-type="float" office:value="1" table:formula="of:=[.F18]/[.$F$18]" table:style-name="ce7">
            <text:p>1</text:p>
          </table:table-cell>
          <table:table-cell office:value-type="float" office:value="1" table:formula="of:=[.G18]/[.$G$18]" table:style-name="ce7">
            <text:p>1</text:p>
          </table:table-cell>
          <table:table-cell office:value-type="float" office:value="1" table:formula="of:=AVERAGE([.C25];[.D25];[.E25];[.F25];[.G25])" table:style-name="ce7">
            <text:p>1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0.58525663107130554" table:formula="of:=[.C19]/[.$C$18]" table:style-name="ce7">
            <text:p>0,585256631</text:p>
          </table:table-cell>
          <table:table-cell office:value-type="float" office:value="0.54415445119771177" table:formula="of:=[.D19]/[.$D$18]" table:style-name="ce7">
            <text:p>0,544154451</text:p>
          </table:table-cell>
          <table:table-cell office:value-type="float" office:value="0.56929637526652455" table:formula="of:=[.E19]/[.$E$18]" table:style-name="ce7">
            <text:p>0,569296375</text:p>
          </table:table-cell>
          <table:table-cell office:value-type="float" office:value="0.547635850388144" table:formula="of:=[.F19]/[.$F$18]" table:style-name="ce7">
            <text:p>0,54763585</text:p>
          </table:table-cell>
          <table:table-cell office:value-type="float" office:value="0.57366226546212651" table:formula="of:=[.G19]/[.$G$18]" table:style-name="ce7">
            <text:p>0,573662265</text:p>
          </table:table-cell>
          <table:table-cell office:value-type="float" office:value="0.56400111467716252" table:formula="of:=AVERAGE([.C26];[.D26];[.E26];[.F26];[.G26])" table:style-name="ce7">
            <text:p>0,564001115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0.51670685497760938" table:formula="of:=[.C20]/[.$C$18]" table:style-name="ce7">
            <text:p>0,516706855</text:p>
          </table:table-cell>
          <table:table-cell office:value-type="float" office:value="0.52341794780121553" table:formula="of:=[.D20]/[.$D$18]" table:style-name="ce7">
            <text:p>0,523417948</text:p>
          </table:table-cell>
          <table:table-cell office:value-type="float" office:value="0.55970149253731338" table:formula="of:=[.E20]/[.$E$18]" table:style-name="ce7">
            <text:p>0,559701493</text:p>
          </table:table-cell>
          <table:table-cell office:value-type="float" office:value="0.53775582215949191" table:formula="of:=[.F20]/[.$F$18]" table:style-name="ce7">
            <text:p>0,537755822</text:p>
          </table:table-cell>
          <table:table-cell office:value-type="float" office:value="0.5267546907574705" table:formula="of:=[.G20]/[.$G$18]" table:style-name="ce7">
            <text:p>0,526754691</text:p>
          </table:table-cell>
          <table:table-cell office:value-type="float" office:value="0.53286736164662007" table:formula="of:=AVERAGE([.C27];[.D27];[.E27];[.F27];[.G27])" table:style-name="ce7">
            <text:p>0,532867362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0.52979676197037551" table:formula="of:=[.C21]/[.$C$18]" table:style-name="ce7">
            <text:p>0,529796762</text:p>
          </table:table-cell>
          <table:table-cell office:value-type="float" office:value="0.50911691097604572" table:formula="of:=[.D21]/[.$D$18]" table:style-name="ce7">
            <text:p>0,509116911</text:p>
          </table:table-cell>
          <table:table-cell office:value-type="float" office:value="0.5788912579957356" table:formula="of:=[.E21]/[.$E$18]" table:style-name="ce7">
            <text:p>0,578891258</text:p>
          </table:table-cell>
          <table:table-cell office:value-type="float" office:value="0.54940014114326041" table:formula="of:=[.F21]/[.$F$18]" table:style-name="ce7">
            <text:p>0,549400141</text:p>
          </table:table-cell>
          <table:table-cell office:value-type="float" office:value="0.52466990965948579" table:formula="of:=[.G21]/[.$G$18]" table:style-name="ce7">
            <text:p>0,52466991</text:p>
          </table:table-cell>
          <table:table-cell office:value-type="float" office:value="0.53837499634898056" table:formula="of:=AVERAGE([.C28];[.D28];[.E28];[.F28];[.G28])" table:style-name="ce7">
            <text:p>0,538374996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0.53324147433689284" table:formula="of:=[.C22]/[.$C$18]" table:style-name="ce7">
            <text:p>0,533241474</text:p>
          </table:table-cell>
          <table:table-cell office:value-type="float" office:value="0.5366464068644976" table:formula="of:=[.D22]/[.$D$18]" table:style-name="ce7">
            <text:p>0,536646407</text:p>
          </table:table-cell>
          <table:table-cell office:value-type="float" office:value="0.57213930348258712" table:formula="of:=[.E22]/[.$E$18]" table:style-name="ce7">
            <text:p>0,572139303</text:p>
          </table:table-cell>
          <table:table-cell office:value-type="float" office:value="0.52434721242060689" table:formula="of:=[.F22]/[.$F$18]" table:style-name="ce7">
            <text:p>0,524347212</text:p>
          </table:table-cell>
          <table:table-cell office:value-type="float" office:value="0.53926337734537877" table:formula="of:=[.G22]/[.$G$18]" table:style-name="ce7">
            <text:p>0,539263377</text:p>
          </table:table-cell>
          <table:table-cell office:value-type="float" office:value="0.54112755488999265" table:formula="of:=AVERAGE([.C29];[.D29];[.E29];[.F29];[.G29])" table:style-name="ce7">
            <text:p>0,541127555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0.53151911815363417" table:formula="of:=[.C23]/[.$C$18]" table:style-name="ce7">
            <text:p>0,531519118</text:p>
          </table:table-cell>
          <table:table-cell office:value-type="float" office:value="0.52449052556310327" table:formula="of:=[.D23]/[.$D$18]" table:style-name="ce7">
            <text:p>0,524490526</text:p>
          </table:table-cell>
          <table:table-cell office:value-type="float" office:value="0.50817341862117982" table:formula="of:=[.E23]/[.$E$18]" table:style-name="ce7">
            <text:p>0,508173419</text:p>
          </table:table-cell>
          <table:table-cell office:value-type="float" office:value="0.52293577981651373" table:formula="of:=[.F23]/[.$F$18]" table:style-name="ce7">
            <text:p>0,52293578</text:p>
          </table:table-cell>
          <table:table-cell office:value-type="float" office:value="0.51563585823488534" table:formula="of:=[.G23]/[.$G$18]" table:style-name="ce7">
            <text:p>0,515635858</text:p>
          </table:table-cell>
          <table:table-cell office:value-type="float" office:value="0.52055094007786329" table:formula="of:=AVERAGE([.C30];[.D30];[.E30];[.F30];[.G30])" table:style-name="ce7">
            <text:p>0,52055094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" draw:id="id1" draw:style-name="a1" draw:name="Gráfico 5" svg:x="0.03013in" svg:y="0.06039in" svg:width="5.90551in" svg:height="3.9370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3" draw:id="id2" draw:style-name="a2" draw:name="Gráfico 9" svg:x="0.05208in" svg:y="0.02604in" svg:width="5.90551in" svg:height="3.9370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Gráfico 4" svg:x="0.03906in" svg:y="0.19531in" svg:width="5.90551in" svg:height="3.9370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Matriz" table:style-name="ta1">
        <table:table-column table:style-name="co1" table:number-columns-repeated="2" table:default-cell-style-name="ce1"/>
        <table:table-column table:style-name="co12" table:number-columns-repeated="5" table:default-cell-style-name="ce1"/>
        <table:table-column table:style-name="co1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5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Threads</text:p>
          </table:table-cell>
          <table:table-cell office:value-type="string" table:style-name="ce7">
            <text:p>Tempo1 (s)</text:p>
          </table:table-cell>
          <table:table-cell office:value-type="string" table:style-name="ce7">
            <text:p>Tempo2 (s)</text:p>
          </table:table-cell>
          <table:table-cell office:value-type="string" table:style-name="ce7">
            <text:p>Tempo3 (s)</text:p>
          </table:table-cell>
          <table:table-cell office:value-type="string" table:style-name="ce7">
            <text:p>Tempo4 (s)</text:p>
          </table:table-cell>
          <table:table-cell office:value-type="string" table:style-name="ce7">
            <text:p>Tempo5 (s)</text:p>
          </table:table-cell>
          <table:table-cell office:value-type="string" table:style-name="ce7">
            <text:p>TempoMedio (s)</text:p>
          </table:table-cell>
          <table:table-cell office:value-type="string" table:style-name="ce5">
            <text:p>Coeficiente de variação (%)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6.8019999999999996" table:style-name="ce7">
            <text:p>6,802</text:p>
          </table:table-cell>
          <table:table-cell office:value-type="float" office:value="6.9050000000000002" table:style-name="ce7">
            <text:p>6,905</text:p>
          </table:table-cell>
          <table:table-cell office:value-type="float" office:value="6.601" table:style-name="ce7">
            <text:p>6,601</text:p>
          </table:table-cell>
          <table:table-cell office:value-type="float" office:value="6.7649999999999997" table:style-name="ce7">
            <text:p>6,765</text:p>
          </table:table-cell>
          <table:table-cell office:value-type="float" office:value="6.7919999999999998" table:style-name="ce7">
            <text:p>6,792</text:p>
          </table:table-cell>
          <table:table-cell office:value-type="float" office:value="6.7729999999999997" table:style-name="ce7">
            <text:p>6,773</text:p>
          </table:table-cell>
          <table:table-cell office:value-type="float" office:value="1.4507000000000001" table:style-name="ce5">
            <text:p>1,4507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float" office:value="7.0229999999999997" table:style-name="ce7">
            <text:p>7,023</text:p>
          </table:table-cell>
          <table:table-cell office:value-type="float" office:value="6.3979999999999997" table:style-name="ce7">
            <text:p>6,398</text:p>
          </table:table-cell>
          <table:table-cell office:value-type="float" office:value="6.2329999999999997" table:style-name="ce7">
            <text:p>6,233</text:p>
          </table:table-cell>
          <table:table-cell office:value-type="float" office:value="6.3559999999999999" table:style-name="ce7">
            <text:p>6,356</text:p>
          </table:table-cell>
          <table:table-cell office:value-type="float" office:value="6.4550000000000001" table:style-name="ce7">
            <text:p>6,455</text:p>
          </table:table-cell>
          <table:table-cell office:value-type="float" office:value="6.4930000000000003" table:style-name="ce7">
            <text:p>6,493</text:p>
          </table:table-cell>
          <table:table-cell office:value-type="float" office:value="4.2331000000000003" table:style-name="ce6">
            <text:p>4,233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float" office:value="7.1820000000000004" table:style-name="ce7">
            <text:p>7,182</text:p>
          </table:table-cell>
          <table:table-cell office:value-type="float" office:value="6.875" table:style-name="ce7">
            <text:p>6,875</text:p>
          </table:table-cell>
          <table:table-cell office:value-type="float" office:value="6.8860000000000001" table:style-name="ce7">
            <text:p>6,886</text:p>
          </table:table-cell>
          <table:table-cell office:value-type="float" office:value="6.6580000000000004" table:style-name="ce7">
            <text:p>6,658</text:p>
          </table:table-cell>
          <table:table-cell office:value-type="float" office:value="6.6379999999999999" table:style-name="ce7">
            <text:p>6,638</text:p>
          </table:table-cell>
          <table:table-cell office:value-type="float" office:value="6.8478000000000003" table:style-name="ce7">
            <text:p>6,8478</text:p>
          </table:table-cell>
          <table:table-cell office:value-type="float" office:value="2.8759000000000001" table:style-name="ce6">
            <text:p>2,875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float" office:value="7.0709999999999997" table:style-name="ce7">
            <text:p>7,071</text:p>
          </table:table-cell>
          <table:table-cell office:value-type="float" office:value="7" table:style-name="ce7">
            <text:p>7</text:p>
          </table:table-cell>
          <table:table-cell office:value-type="float" office:value="6.9039999999999999" table:style-name="ce7">
            <text:p>6,904</text:p>
          </table:table-cell>
          <table:table-cell office:value-type="float" office:value="6.59" table:style-name="ce7">
            <text:p>6,59</text:p>
          </table:table-cell>
          <table:table-cell office:value-type="float" office:value="7.3739999999999997" table:style-name="ce7">
            <text:p>7,374</text:p>
          </table:table-cell>
          <table:table-cell office:value-type="float" office:value="6.9878" table:style-name="ce7">
            <text:p>6,9878</text:p>
          </table:table-cell>
          <table:table-cell office:value-type="float" office:value="3.6286999999999998" table:style-name="ce6">
            <text:p>3,6287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6" table:style-name="ce3">
            <text:p>16</text:p>
          </table:table-cell>
          <table:table-cell office:value-type="float" office:value="7.2080000000000002" table:style-name="ce7">
            <text:p>7,208</text:p>
          </table:table-cell>
          <table:table-cell office:value-type="float" office:value="6.3490000000000002" table:style-name="ce7">
            <text:p>6,349</text:p>
          </table:table-cell>
          <table:table-cell office:value-type="float" office:value="6.7370000000000001" table:style-name="ce7">
            <text:p>6,737</text:p>
          </table:table-cell>
          <table:table-cell office:value-type="float" office:value="6.9109999999999996" table:style-name="ce7">
            <text:p>6,911</text:p>
          </table:table-cell>
          <table:table-cell office:value-type="float" office:value="7.0330000000000004" table:style-name="ce7">
            <text:p>7,033</text:p>
          </table:table-cell>
          <table:table-cell office:value-type="float" office:value="6.8475999999999999" table:style-name="ce7">
            <text:p>6,8476</text:p>
          </table:table-cell>
          <table:table-cell office:value-type="float" office:value="4.2782" table:style-name="ce6">
            <text:p>4,278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2" table:style-name="ce3">
            <text:p>32</text:p>
          </table:table-cell>
          <table:table-cell office:value-type="float" office:value="6.9530000000000003" table:style-name="ce7">
            <text:p>6,953</text:p>
          </table:table-cell>
          <table:table-cell office:value-type="float" office:value="6.3979999999999997" table:style-name="ce7">
            <text:p>6,398</text:p>
          </table:table-cell>
          <table:table-cell office:value-type="float" office:value="6.7830000000000004" table:style-name="ce7">
            <text:p>6,783</text:p>
          </table:table-cell>
          <table:table-cell office:value-type="float" office:value="6.5140000000000002" table:style-name="ce7">
            <text:p>6,514</text:p>
          </table:table-cell>
          <table:table-cell office:value-type="float" office:value="6.3410000000000002" table:style-name="ce7">
            <text:p>6,341</text:p>
          </table:table-cell>
          <table:table-cell office:value-type="float" office:value="6.5978000000000003" table:style-name="ce7">
            <text:p>6,5978</text:p>
          </table:table-cell>
          <table:table-cell office:value-type="float" office:value="3.5438000000000001" table:style-name="ce6">
            <text:p>3,5438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7">
            <text:p>Tempo 1 Normalizado (s)</text:p>
          </table:table-cell>
          <table:table-cell office:value-type="string" table:style-name="ce7">
            <text:p>Tempo 2 Normalizado (s)</text:p>
          </table:table-cell>
          <table:table-cell office:value-type="string" table:style-name="ce7">
            <text:p>Tempo 3 Normalizado (s)</text:p>
          </table:table-cell>
          <table:table-cell office:value-type="string" table:style-name="ce7">
            <text:p>Tempo 4 Normalizado (s)</text:p>
          </table:table-cell>
          <table:table-cell office:value-type="string" table:style-name="ce7">
            <text:p>Tempo 5 Normalizado (s)</text:p>
          </table:table-cell>
          <table:table-cell office:value-type="string" table:style-name="ce7">
            <text:p>TempoMedio Normalizado (s)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" table:formula="of:=[.C3]/[.$C$3]" table:style-name="ce7">
            <text:p>1</text:p>
          </table:table-cell>
          <table:table-cell office:value-type="float" office:value="1" table:formula="of:=[.D3]/[.$D$3]" table:style-name="ce7">
            <text:p>1</text:p>
          </table:table-cell>
          <table:table-cell office:value-type="float" office:value="1" table:formula="of:=[.E3]/[.$E$3]" table:style-name="ce7">
            <text:p>1</text:p>
          </table:table-cell>
          <table:table-cell office:value-type="float" office:value="1" table:formula="of:=[.F3]/[.$F$3]" table:style-name="ce7">
            <text:p>1</text:p>
          </table:table-cell>
          <table:table-cell office:value-type="float" office:value="1" table:formula="of:=[.G3]/[.$G$3]" table:style-name="ce7">
            <text:p>1</text:p>
          </table:table-cell>
          <table:table-cell office:value-type="float" office:value="1" table:formula="of:=AVERAGE([.C10];[.D10];[.E10];[.F10];[.G10])" table:style-name="ce7">
            <text:p>1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.0324904439870626" table:formula="of:=[.C4]/[.$C$3]" table:style-name="ce7">
            <text:p>1,032490444</text:p>
          </table:table-cell>
          <table:table-cell office:value-type="float" office:value="0.92657494569152776" table:formula="of:=[.D4]/[.$D$3]" table:style-name="ce7">
            <text:p>0,926574946</text:p>
          </table:table-cell>
          <table:table-cell office:value-type="float" office:value="0.94425087108013928" table:formula="of:=[.E4]/[.$E$3]" table:style-name="ce7">
            <text:p>0,944250871</text:p>
          </table:table-cell>
          <table:table-cell office:value-type="float" office:value="0.93954175905395421" table:formula="of:=[.F4]/[.$F$3]" table:style-name="ce7">
            <text:p>0,939541759</text:p>
          </table:table-cell>
          <table:table-cell office:value-type="float" office:value="0.95038280329799774" table:formula="of:=[.G4]/[.$G$3]" table:style-name="ce7">
            <text:p>0,950382803</text:p>
          </table:table-cell>
          <table:table-cell office:value-type="float" office:value="0.9586481646221362" table:formula="of:=AVERAGE([.C11];[.D11];[.E11];[.F11];[.G11])" table:style-name="ce7">
            <text:p>0,958648165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.0558659217877095" table:formula="of:=[.C5]/[.$C$3]" table:style-name="ce7">
            <text:p>1,055865922</text:p>
          </table:table-cell>
          <table:table-cell office:value-type="float" office:value="0.99565532223026787" table:formula="of:=[.D5]/[.$D$3]" table:style-name="ce7">
            <text:p>0,995655322</text:p>
          </table:table-cell>
          <table:table-cell office:value-type="float" office:value="1.0431752764732616" table:formula="of:=[.E5]/[.$E$3]" table:style-name="ce7">
            <text:p>1,043175276</text:p>
          </table:table-cell>
          <table:table-cell office:value-type="float" office:value="0.98418329637841839" table:formula="of:=[.F5]/[.$F$3]" table:style-name="ce7">
            <text:p>0,984183296</text:p>
          </table:table-cell>
          <table:table-cell office:value-type="float" office:value="0.97732626619552421" table:formula="of:=[.G5]/[.$G$3]" table:style-name="ce7">
            <text:p>0,977326266</text:p>
          </table:table-cell>
          <table:table-cell office:value-type="float" office:value="1.0112412166130365" table:formula="of:=AVERAGE([.C12];[.D12];[.E12];[.F12];[.G12])" table:style-name="ce7">
            <text:p>1,011241217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.0395471920023522" table:formula="of:=[.C6]/[.$C$3]" table:style-name="ce7">
            <text:p>1,039547192</text:p>
          </table:table-cell>
          <table:table-cell office:value-type="float" office:value="1.0137581462708183" table:formula="of:=[.D6]/[.$D$3]" table:style-name="ce7">
            <text:p>1,013758146</text:p>
          </table:table-cell>
          <table:table-cell office:value-type="float" office:value="1.0459021360399938" table:formula="of:=[.E6]/[.$E$3]" table:style-name="ce7">
            <text:p>1,045902136</text:p>
          </table:table-cell>
          <table:table-cell office:value-type="float" office:value="0.97413155949741315" table:formula="of:=[.F6]/[.$F$3]" table:style-name="ce7">
            <text:p>0,974131559</text:p>
          </table:table-cell>
          <table:table-cell office:value-type="float" office:value="1.0856890459363957" table:formula="of:=[.G6]/[.$G$3]" table:style-name="ce7">
            <text:p>1,085689046</text:p>
          </table:table-cell>
          <table:table-cell office:value-type="float" office:value="1.0318056159493945" table:formula="of:=AVERAGE([.C13];[.D13];[.E13];[.F13];[.G13])" table:style-name="ce7">
            <text:p>1,031805616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.059688326962658" table:formula="of:=[.C7]/[.$C$3]" table:style-name="ce7">
            <text:p>1,059688327</text:p>
          </table:table-cell>
          <table:table-cell office:value-type="float" office:value="0.91947863866763213" table:formula="of:=[.D7]/[.$D$3]" table:style-name="ce7">
            <text:p>0,919478639</text:p>
          </table:table-cell>
          <table:table-cell office:value-type="float" office:value="1.0206029389486442" table:formula="of:=[.E7]/[.$E$3]" table:style-name="ce7">
            <text:p>1,020602939</text:p>
          </table:table-cell>
          <table:table-cell office:value-type="float" office:value="1.0215816703621581" table:formula="of:=[.F7]/[.$F$3]" table:style-name="ce7">
            <text:p>1,02158167</text:p>
          </table:table-cell>
          <table:table-cell office:value-type="float" office:value="1.0354829210836278" table:formula="of:=[.G7]/[.$G$3]" table:style-name="ce7">
            <text:p>1,035482921</text:p>
          </table:table-cell>
          <table:table-cell office:value-type="float" office:value="1.011366899204944" table:formula="of:=AVERAGE([.C14];[.D14];[.E14];[.F14];[.G14])" table:style-name="ce7">
            <text:p>1,011366899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.022199353131432" table:formula="of:=[.C8]/[.$C$3]" table:style-name="ce7">
            <text:p>1,022199353</text:p>
          </table:table-cell>
          <table:table-cell office:value-type="float" office:value="0.92657494569152776" table:formula="of:=[.D8]/[.$D$3]" table:style-name="ce7">
            <text:p>0,926574946</text:p>
          </table:table-cell>
          <table:table-cell office:value-type="float" office:value="1.0275715800636267" table:formula="of:=[.E8]/[.$E$3]" table:style-name="ce7">
            <text:p>1,02757158</text:p>
          </table:table-cell>
          <table:table-cell office:value-type="float" office:value="0.96289726533628983" table:formula="of:=[.F8]/[.$F$3]" table:style-name="ce7">
            <text:p>0,962897265</text:p>
          </table:table-cell>
          <table:table-cell office:value-type="float" office:value="0.93359835100117794" table:formula="of:=[.G8]/[.$G$3]" table:style-name="ce7">
            <text:p>0,933598351</text:p>
          </table:table-cell>
          <table:table-cell office:value-type="float" office:value="0.97456829904481079" table:formula="of:=AVERAGE([.C15];[.D15];[.E15];[.F15];[.G15])" table:style-name="ce7">
            <text:p>0,974568299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table:number-columns-repeated="6" table:style-name="ce8"/>
          <table:table-cell table:number-columns-repeated="16376" table:style-name="ce1"/>
        </table:table-row>
        <table:table-row table:style-name="ro2">
          <table:table-cell/>
          <table:table-cell office:value-type="string" table:style-name="ce2">
            <text:p>Threads</text:p>
          </table:table-cell>
          <table:table-cell office:value-type="string" table:style-name="ce7">
            <text:p>Tempo1 (s)</text:p>
          </table:table-cell>
          <table:table-cell office:value-type="string" table:style-name="ce7">
            <text:p>Tempo2 (s)</text:p>
          </table:table-cell>
          <table:table-cell office:value-type="string" table:style-name="ce7">
            <text:p>Tempo3 (s)</text:p>
          </table:table-cell>
          <table:table-cell office:value-type="string" table:style-name="ce7">
            <text:p>Tempo4 (s)</text:p>
          </table:table-cell>
          <table:table-cell office:value-type="string" table:style-name="ce7">
            <text:p>Tempo5 (s)</text:p>
          </table:table-cell>
          <table:table-cell office:value-type="string" table:style-name="ce7">
            <text:p>TempoMedio (s)</text:p>
          </table:table-cell>
          <table:table-cell office:value-type="string" table:style-name="ce5">
            <text:p>Coeficiente de variação (%)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6.3339999999999996" table:style-name="ce7">
            <text:p>6,334</text:p>
          </table:table-cell>
          <table:table-cell office:value-type="float" office:value="6.4580000000000002" table:style-name="ce7">
            <text:p>6,458</text:p>
          </table:table-cell>
          <table:table-cell office:value-type="float" office:value="6.6219999999999999" table:style-name="ce7">
            <text:p>6,622</text:p>
          </table:table-cell>
          <table:table-cell office:value-type="float" office:value="6.3490000000000002" table:style-name="ce7">
            <text:p>6,349</text:p>
          </table:table-cell>
          <table:table-cell office:value-type="float" office:value="6.1719999999999997" table:style-name="ce7">
            <text:p>6,172</text:p>
          </table:table-cell>
          <table:table-cell office:value-type="float" office:value="6.3869999999999996" table:style-name="ce7">
            <text:p>6,387</text:p>
          </table:table-cell>
          <table:table-cell office:value-type="float" office:value="2.3300999999999998" table:style-name="ce5">
            <text:p>2,330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float" office:value="3.4870000000000001" table:style-name="ce7">
            <text:p>3,487</text:p>
          </table:table-cell>
          <table:table-cell office:value-type="float" office:value="3.476" table:style-name="ce7">
            <text:p>3,476</text:p>
          </table:table-cell>
          <table:table-cell office:value-type="float" office:value="3.64" table:style-name="ce7">
            <text:p>3,64</text:p>
          </table:table-cell>
          <table:table-cell office:value-type="float" office:value="3.5" table:style-name="ce7">
            <text:p>3,5</text:p>
          </table:table-cell>
          <table:table-cell office:value-type="float" office:value="3.411" table:style-name="ce7">
            <text:p>3,411</text:p>
          </table:table-cell>
          <table:table-cell office:value-type="float" office:value="3.5028000000000001" table:style-name="ce7">
            <text:p>3,5028</text:p>
          </table:table-cell>
          <table:table-cell office:value-type="float" office:value="2.145" table:style-name="ce6">
            <text:p>2,145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float" office:value="3.3679999999999999" table:style-name="ce7">
            <text:p>3,368</text:p>
          </table:table-cell>
          <table:table-cell office:value-type="float" office:value="3.2189999999999999" table:style-name="ce7">
            <text:p>3,219</text:p>
          </table:table-cell>
          <table:table-cell office:value-type="float" office:value="3.3980000000000001" table:style-name="ce7">
            <text:p>3,398</text:p>
          </table:table-cell>
          <table:table-cell office:value-type="float" office:value="3.4449999999999998" table:style-name="ce7">
            <text:p>3,445</text:p>
          </table:table-cell>
          <table:table-cell office:value-type="float" office:value="3.3570000000000002" table:style-name="ce7">
            <text:p>3,357</text:p>
          </table:table-cell>
          <table:table-cell office:value-type="float" office:value="3.3574000000000002" table:style-name="ce7">
            <text:p>3,3574</text:p>
          </table:table-cell>
          <table:table-cell office:value-type="float" office:value="2.2522000000000002" table:style-name="ce6">
            <text:p>2,252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float" office:value="3.72" table:style-name="ce7">
            <text:p>3,72</text:p>
          </table:table-cell>
          <table:table-cell office:value-type="float" office:value="3.8050000000000002" table:style-name="ce7">
            <text:p>3,805</text:p>
          </table:table-cell>
          <table:table-cell office:value-type="float" office:value="3.585" table:style-name="ce7">
            <text:p>3,585</text:p>
          </table:table-cell>
          <table:table-cell office:value-type="float" office:value="3.39" table:style-name="ce7">
            <text:p>3,39</text:p>
          </table:table-cell>
          <table:table-cell office:value-type="float" office:value="3.41" table:style-name="ce7">
            <text:p>3,41</text:p>
          </table:table-cell>
          <table:table-cell office:value-type="float" office:value="3.5819999999999999" table:style-name="ce7">
            <text:p>3,582</text:p>
          </table:table-cell>
          <table:table-cell office:value-type="float" office:value="4.5911999999999997" table:style-name="ce6">
            <text:p>4,591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6" table:style-name="ce3">
            <text:p>16</text:p>
          </table:table-cell>
          <table:table-cell office:value-type="float" office:value="3.718" table:style-name="ce7">
            <text:p>3,718</text:p>
          </table:table-cell>
          <table:table-cell office:value-type="float" office:value="3.4889999999999999" table:style-name="ce7">
            <text:p>3,489</text:p>
          </table:table-cell>
          <table:table-cell office:value-type="float" office:value="3.3849999999999998" table:style-name="ce7">
            <text:p>3,385</text:p>
          </table:table-cell>
          <table:table-cell office:value-type="float" office:value="3.331" table:style-name="ce7">
            <text:p>3,331</text:p>
          </table:table-cell>
          <table:table-cell office:value-type="float" office:value="3.226" table:style-name="ce7">
            <text:p>3,226</text:p>
          </table:table-cell>
          <table:table-cell office:value-type="float" office:value="3.4298000000000002" table:style-name="ce7">
            <text:p>3,4298</text:p>
          </table:table-cell>
          <table:table-cell office:value-type="float" office:value="4.8764000000000003" table:style-name="ce6">
            <text:p>4,876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2" table:style-name="ce3">
            <text:p>32</text:p>
          </table:table-cell>
          <table:table-cell office:value-type="float" office:value="3.1320000000000001" table:style-name="ce7">
            <text:p>3,132</text:p>
          </table:table-cell>
          <table:table-cell office:value-type="float" office:value="3.2639999999999998" table:style-name="ce7">
            <text:p>3,264</text:p>
          </table:table-cell>
          <table:table-cell office:value-type="float" office:value="3.2040000000000002" table:style-name="ce7">
            <text:p>3,204</text:p>
          </table:table-cell>
          <table:table-cell office:value-type="float" office:value="3.31" table:style-name="ce7">
            <text:p>3,31</text:p>
          </table:table-cell>
          <table:table-cell office:value-type="float" office:value="3.4" table:style-name="ce7">
            <text:p>3,4</text:p>
          </table:table-cell>
          <table:table-cell office:value-type="float" office:value="3.262" table:style-name="ce7">
            <text:p>3,262</text:p>
          </table:table-cell>
          <table:table-cell office:value-type="float" office:value="2.7968000000000002" table:style-name="ce6">
            <text:p>2,7968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7">
            <text:p>Tempo 1 Normalizado (s)</text:p>
          </table:table-cell>
          <table:table-cell office:value-type="string" table:style-name="ce7">
            <text:p>Tempo 2 Normalizado (s)</text:p>
          </table:table-cell>
          <table:table-cell office:value-type="string" table:style-name="ce7">
            <text:p>Tempo 3 Normalizado (s)</text:p>
          </table:table-cell>
          <table:table-cell office:value-type="string" table:style-name="ce7">
            <text:p>Tempo 4 Normalizado (s)</text:p>
          </table:table-cell>
          <table:table-cell office:value-type="string" table:style-name="ce7">
            <text:p>Tempo 5 Normalizado (s)</text:p>
          </table:table-cell>
          <table:table-cell office:value-type="string" table:style-name="ce7">
            <text:p>TempoMedio Normalizado (s)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1" table:formula="of:=[.C18]/[.$C$18]" table:style-name="ce7">
            <text:p>1</text:p>
          </table:table-cell>
          <table:table-cell office:value-type="float" office:value="1" table:formula="of:=[.D18]/[.$D$18]" table:style-name="ce7">
            <text:p>1</text:p>
          </table:table-cell>
          <table:table-cell office:value-type="float" office:value="1" table:formula="of:=[.E18]/[.$E$18]" table:style-name="ce7">
            <text:p>1</text:p>
          </table:table-cell>
          <table:table-cell office:value-type="float" office:value="1" table:formula="of:=[.F18]/[.$F$18]" table:style-name="ce7">
            <text:p>1</text:p>
          </table:table-cell>
          <table:table-cell office:value-type="float" office:value="1" table:formula="of:=[.G18]/[.$G$18]" table:style-name="ce7">
            <text:p>1</text:p>
          </table:table-cell>
          <table:table-cell office:value-type="float" office:value="1" table:formula="of:=AVERAGE([.C25];[.D25];[.E25];[.F25];[.G25])" table:style-name="ce7">
            <text:p>1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0.55052099778970642" table:formula="of:=[.C19]/[.$C$18]" table:style-name="ce7">
            <text:p>0,550520998</text:p>
          </table:table-cell>
          <table:table-cell office:value-type="float" office:value="0.53824713533601731" table:formula="of:=[.D19]/[.$D$18]" table:style-name="ce7">
            <text:p>0,538247135</text:p>
          </table:table-cell>
          <table:table-cell office:value-type="float" office:value="0.54968287526427062" table:formula="of:=[.E19]/[.$E$18]" table:style-name="ce7">
            <text:p>0,549682875</text:p>
          </table:table-cell>
          <table:table-cell office:value-type="float" office:value="0.55126791620727666" table:formula="of:=[.F19]/[.$F$18]" table:style-name="ce7">
            <text:p>0,551267916</text:p>
          </table:table-cell>
          <table:table-cell office:value-type="float" office:value="0.55265716137394694" table:formula="of:=[.G19]/[.$G$18]" table:style-name="ce7">
            <text:p>0,552657161</text:p>
          </table:table-cell>
          <table:table-cell office:value-type="float" office:value="0.54847521719424353" table:formula="of:=AVERAGE([.C26];[.D26];[.E26];[.F26];[.G26])" table:style-name="ce7">
            <text:p>0,548475217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0.53173350173665934" table:formula="of:=[.C20]/[.$C$18]" table:style-name="ce7">
            <text:p>0,531733502</text:p>
          </table:table-cell>
          <table:table-cell office:value-type="float" office:value="0.49845153298234746" table:formula="of:=[.D20]/[.$D$18]" table:style-name="ce7">
            <text:p>0,498451533</text:p>
          </table:table-cell>
          <table:table-cell office:value-type="float" office:value="0.51313802476593173" table:formula="of:=[.E20]/[.$E$18]" table:style-name="ce7">
            <text:p>0,513138025</text:p>
          </table:table-cell>
          <table:table-cell office:value-type="float" office:value="0.54260513466687665" table:formula="of:=[.F20]/[.$F$18]" table:style-name="ce7">
            <text:p>0,542605135</text:p>
          </table:table-cell>
          <table:table-cell office:value-type="float" office:value="0.54390797148412195" table:formula="of:=[.G20]/[.$G$18]" table:style-name="ce7">
            <text:p>0,543907971</text:p>
          </table:table-cell>
          <table:table-cell office:value-type="float" office:value="0.52596723312718741" table:formula="of:=AVERAGE([.C27];[.D27];[.E27];[.F27];[.G27])" table:style-name="ce7">
            <text:p>0,525967233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0.58730659930533635" table:formula="of:=[.C21]/[.$C$18]" table:style-name="ce7">
            <text:p>0,587306599</text:p>
          </table:table-cell>
          <table:table-cell office:value-type="float" office:value="0.58919170021678535" table:formula="of:=[.D21]/[.$D$18]" table:style-name="ce7">
            <text:p>0,5891917</text:p>
          </table:table-cell>
          <table:table-cell office:value-type="float" office:value="0.54137722742373906" table:formula="of:=[.E21]/[.$E$18]" table:style-name="ce7">
            <text:p>0,541377227</text:p>
          </table:table-cell>
          <table:table-cell office:value-type="float" office:value="0.53394235312647664" table:formula="of:=[.F21]/[.$F$18]" table:style-name="ce7">
            <text:p>0,533942353</text:p>
          </table:table-cell>
          <table:table-cell office:value-type="float" office:value="0.55249513933895011" table:formula="of:=[.G21]/[.$G$18]" table:style-name="ce7">
            <text:p>0,552495139</text:p>
          </table:table-cell>
          <table:table-cell office:value-type="float" office:value="0.5608626038822575" table:formula="of:=AVERAGE([.C28];[.D28];[.E28];[.F28];[.G28])" table:style-name="ce7">
            <text:p>0,560862604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0.58699084306915061" table:formula="of:=[.C22]/[.$C$18]" table:style-name="ce7">
            <text:p>0,586990843</text:p>
          </table:table-cell>
          <table:table-cell office:value-type="float" office:value="0.54026014245896559" table:formula="of:=[.D22]/[.$D$18]" table:style-name="ce7">
            <text:p>0,540260142</text:p>
          </table:table-cell>
          <table:table-cell office:value-type="float" office:value="0.51117487163998787" table:formula="of:=[.E22]/[.$E$18]" table:style-name="ce7">
            <text:p>0,511174872</text:p>
          </table:table-cell>
          <table:table-cell office:value-type="float" office:value="0.52464955111041112" table:formula="of:=[.F22]/[.$F$18]" table:style-name="ce7">
            <text:p>0,524649551</text:p>
          </table:table-cell>
          <table:table-cell office:value-type="float" office:value="0.5226830848995464" table:formula="of:=[.G22]/[.$G$18]" table:style-name="ce7">
            <text:p>0,522683085</text:p>
          </table:table-cell>
          <table:table-cell office:value-type="float" office:value="0.5371516986356123" table:formula="of:=AVERAGE([.C29];[.D29];[.E29];[.F29];[.G29])" table:style-name="ce7">
            <text:p>0,537151699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float" office:value="0.49447426586675092" table:formula="of:=[.C23]/[.$C$18]" table:style-name="ce7">
            <text:p>0,494474266</text:p>
          </table:table-cell>
          <table:table-cell office:value-type="float" office:value="0.50541963456178374" table:formula="of:=[.D23]/[.$D$18]" table:style-name="ce7">
            <text:p>0,505419635</text:p>
          </table:table-cell>
          <table:table-cell office:value-type="float" office:value="0.48384173965569316" table:formula="of:=[.E23]/[.$E$18]" table:style-name="ce7">
            <text:p>0,48384174</text:p>
          </table:table-cell>
          <table:table-cell office:value-type="float" office:value="0.52134194361316744" table:formula="of:=[.F23]/[.$F$18]" table:style-name="ce7">
            <text:p>0,521341944</text:p>
          </table:table-cell>
          <table:table-cell office:value-type="float" office:value="0.55087491898898255" table:formula="of:=[.G23]/[.$G$18]" table:style-name="ce7">
            <text:p>0,550874919</text:p>
          </table:table-cell>
          <table:table-cell office:value-type="float" office:value="0.51119050053727555" table:formula="of:=AVERAGE([.C30];[.D30];[.E30];[.F30];[.G30])" table:style-name="ce7">
            <text:p>0,511190501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3" draw:style-name="a3" draw:name="Gráfico 4" svg:x="0.01596in" svg:y="0.02671in" svg:width="5.90551in" svg:height="3.9370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2" draw:id="id4" draw:style-name="a4" draw:name="Gráfico 5" svg:x="0.1469in" svg:y="0.02671in" svg:width="5.90551in" svg:height="3.9370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5" draw:style-name="a5" draw:name="Gráfico 6" svg:x="0.65438in" svg:y="0.18696in" svg:width="5.90551in" svg:height="3.9370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F" svg:font-family="F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Laila Mota</meta:initial-creator>
    <dc:creator>Laila Mota</dc:creator>
    <meta:creation-date>2020-10-06T16:48:16Z</meta:creation-date>
    <dc:date>2020-10-06T23:21:3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33" chart:minimum="0" chart:interval-major="2" chart:interval-minor-divisor="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0.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83.4645669291339pt" svg:width="425.1968503937008pt" chart:style-name="Crt0">
        <chart:title chart:style-name="CT00">
          <text:p text:style-name="a0" text:class-names="" text:cond-style-name="">Cálculo de PI - Máquina Mono e Dual processad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úmero de Thread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o Médio (s)</text:p>
            </chart:title>
            <chart:grid chart:class="major" chart:style-name="GMa1"/>
          </chart:axis>
          <chart:series chart:values-cell-range-address="PI.$H$10:.$H$15" chart:class="chart:scatter" chart:attached-axis="primary-y" chart:style-name="G0S0">
            <chart:domain table:cell-range-address="PI.$B$3:.$B$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series chart:values-cell-range-address="PI.$H$25:.$H$30" chart:class="chart:scatter" chart:attached-axis="primary-y" chart:style-name="G0S1">
            <chart:domain table:cell-range-address="PI.$B$18:.$B$23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33" chart:minimum="0" chart:interval-major="2" chart:interval-minor-divisor="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inimum="3" chart:interval-major="0.0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</office:automatic-styles>
  <office:body>
    <office:chart>
      <chart:chart chart:class="chart:scatter" svg:height="283.4645669291339pt" svg:width="425.1968503937008pt" chart:style-name="Crt0">
        <chart:title chart:style-name="CT00">
          <text:p text:style-name="a0" text:class-names="" text:cond-style-name="">Cálculo de PI - Máquina Mono processada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úmero de Thread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o Médio (s)</text:p>
            </chart:title>
            <chart:grid chart:class="major" chart:style-name="GMa1"/>
          </chart:axis>
          <chart:series chart:values-cell-range-address="PI.$H$3:.$H$8" chart:class="chart:scatter" chart:attached-axis="primary-y" chart:style-name="G0S0">
            <chart:domain table:cell-range-address="PI.$B$3:.$B$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33" chart:minimum="0" chart:interval-major="2" chart:interval-minor-divisor="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inimum="1" chart:interval-major="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</office:automatic-styles>
  <office:body>
    <office:chart>
      <chart:chart chart:class="chart:scatter" svg:height="283.4645669291339pt" svg:width="425.1968503937008pt" chart:style-name="Crt0">
        <chart:title chart:style-name="CT00">
          <text:p text:style-name="a0" text:class-names="" text:cond-style-name="">Cálculo de PI - Máquina Dual processada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úmero de Thread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o Médio (s)</text:p>
            </chart:title>
            <chart:grid chart:class="major" chart:style-name="GMa1"/>
          </chart:axis>
          <chart:series chart:values-cell-range-address="PI.$H$18:.$H$23" chart:class="chart:scatter" chart:attached-axis="primary-y" chart:style-name="G0S0">
            <chart:domain table:cell-range-address="PI.$B$18:.$B$2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33" chart:minimum="0" chart:interval-major="2" chart:interval-minor-divisor="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7.5" chart:minimum="6" chart:interval-major="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</office:automatic-styles>
  <office:body>
    <office:chart>
      <chart:chart chart:class="chart:scatter" svg:height="283.4645669291339pt" svg:width="425.1968503937008pt" chart:style-name="Crt0">
        <chart:title chart:style-name="CT00">
          <text:p text:style-name="a0" text:class-names="" text:cond-style-name="">Cálculo de Matriz - Máquina Mono processada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úmero de Thread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o Médio (s)</text:p>
            </chart:title>
            <chart:grid chart:class="major" chart:style-name="GMa1"/>
          </chart:axis>
          <chart:series chart:values-cell-range-address="Matriz.$H$3:.$H$8" chart:class="chart:scatter" chart:attached-axis="primary-y" chart:style-name="G0S0">
            <chart:domain table:cell-range-address="Matriz.$B$3:.$B$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33" chart:minimum="0" chart:interval-major="2" chart:interval-minor-divisor="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7" chart:minimum="2" chart:interval-major="0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</office:automatic-styles>
  <office:body>
    <office:chart>
      <chart:chart chart:class="chart:scatter" svg:height="283.4645669291339pt" svg:width="425.1968503937008pt" chart:style-name="Crt0">
        <chart:title chart:style-name="CT00">
          <text:p text:style-name="a0" text:class-names="" text:cond-style-name="">Cálculo de Matriz - Máquina Dual processada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úmero de Thread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o Médio (s)</text:p>
            </chart:title>
            <chart:grid chart:class="major" chart:style-name="GMa1"/>
          </chart:axis>
          <chart:series chart:values-cell-range-address="Matriz.$H$18:.$H$23" chart:class="chart:scatter" chart:attached-axis="primary-y" chart:style-name="G0S0">
            <chart:domain table:cell-range-address="Matriz.$B$18:.$B$2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33" chart:minimum="0" chart:interval-major="2" chart:interval-minor-divisor="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0.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83.4645669291339pt" svg:width="425.1968503937008pt" chart:style-name="Crt0">
        <chart:title chart:style-name="CT00">
          <text:p text:style-name="a0" text:class-names="" text:cond-style-name="">Cálculo de Matriz - Máquina Mono e Dual processad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úmero de Thread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o Médio (s)</text:p>
            </chart:title>
            <chart:grid chart:class="major" chart:style-name="GMa1"/>
          </chart:axis>
          <chart:series chart:values-cell-range-address="Matriz.$H$10:.$H$15" chart:class="chart:scatter" chart:attached-axis="primary-y" chart:style-name="G0S0">
            <chart:domain table:cell-range-address="Matriz.$B$3:.$B$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series chart:values-cell-range-address="Matriz.$H$25:.$H$30" chart:class="chart:scatter" chart:attached-axis="primary-y" chart:style-name="G0S1">
            <chart:domain table:cell-range-address="Matriz.$B$18:.$B$23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